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figurableSourceInspector.handles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onfigurableSourceInspector.getSourceProperties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ConfigurableSourceInspector.configure( 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ConfigurableSourceInspector.AbstractConfigurableSourceIn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onfigurableSourceInspector.getPropert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urableSourceInspector.getSourceProperty( Source source ,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